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7723"/>
    </style:style>
    <style:style style:name="P2" style:family="paragraph" style:parent-style-name="Standard">
      <style:paragraph-properties fo:text-align="center" style:justify-single-word="false"/>
      <style:text-properties officeooo:rsid="001b7723" officeooo:paragraph-rsid="001b7723"/>
    </style:style>
    <style:style style:name="P3" style:family="paragraph" style:parent-style-name="Standard">
      <style:paragraph-properties fo:text-align="start" style:justify-single-word="false"/>
      <style:text-properties officeooo:paragraph-rsid="001b7723"/>
    </style:style>
    <style:style style:name="P4" style:family="paragraph" style:parent-style-name="Standard">
      <style:paragraph-properties fo:text-align="start" style:justify-single-word="false"/>
      <style:text-properties officeooo:rsid="002937f6" officeooo:paragraph-rsid="002937f6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892ed" officeooo:paragraph-rsid="002892ed"/>
    </style:style>
    <style:style style:name="P6" style:family="paragraph" style:parent-style-name="Standard">
      <style:paragraph-properties fo:text-align="start" style:justify-single-word="false"/>
      <style:text-properties officeooo:rsid="002937f6" officeooo:paragraph-rsid="002937f6"/>
    </style:style>
    <style:style style:name="T1" style:family="text">
      <style:text-properties officeooo:rsid="001b7723"/>
    </style:style>
    <style:style style:name="T2" style:family="text">
      <style:text-properties officeooo:rsid="001cfaa3"/>
    </style:style>
    <style:style style:name="T3" style:family="text">
      <style:text-properties officeooo:rsid="001fd5a5"/>
    </style:style>
    <style:style style:name="T4" style:family="text">
      <style:text-properties officeooo:rsid="00212ac7"/>
    </style:style>
    <style:style style:name="T5" style:family="text">
      <style:text-properties officeooo:rsid="0021d939"/>
    </style:style>
    <style:style style:name="T6" style:family="text">
      <style:text-properties officeooo:rsid="0022ce70"/>
    </style:style>
    <style:style style:name="T7" style:family="text">
      <style:text-properties officeooo:rsid="002bb2f6"/>
    </style:style>
    <style:style style:name="T8" style:family="text">
      <style:text-properties officeooo:rsid="002e9559"/>
    </style:style>
    <style:style style:name="T9" style:family="text">
      <style:text-properties officeooo:rsid="00314307"/>
    </style:style>
    <style:style style:name="T10" style:family="text">
      <style:text-properties officeooo:rsid="0034fc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EP<text:span text:style-name="T2">4</text:span></text:p>
      <text:p text:style-name="P1"/>
      <text:p text:style-name="P2">Ísis Ardisson Logullo – 7577410</text:p>
      <text:p text:style-name="P2"/>
      <text:p text:style-name="P2"/>
      <text:p text:style-name="P3"><text:span text:style-name="T1"><text:tab/>Nesse ep foram criados 2 classes bases estruturais, </text:span><text:span text:style-name="T3">Stack</text:span><text:span text:style-name="T1"> e </text:span><text:span text:style-name="T3">Graph</text:span><text:span text:style-name="T1">. E 2 com os algoritmos necessários, </text:span><text:span text:style-name="T3">A</text:span><text:span text:style-name="T1">utomato e dfs. A principal que cria o automato baseado no regex é a </text:span><text:span text:style-name="T3">A</text:span><text:span text:style-name="T1">utomato. Ela usa as estruturas e o dfs para montar o grafo com as e-transições e também valida strings para aquele automato criado.</text:span></text:p>
      <text:p text:style-name="P3"><text:tab/><text:span text:style-name="T4">A pilha é usada para guardar os operadores da expressão. </text:span><text:span text:style-name="T5">É verificado caractere por caracter. <text:s/></text:span><text:span text:style-name="T6">O grafo de e-transições é montado levando em consideração os operadores: </text:span></text:p>
      <text:list xml:id="list3421392173" text:style-name="L1">
        <text:list-item>
          <text:p text:style-name="P5">“(“ e “)”</text:p>
        </text:list-item>
        <text:list-item>
          <text:p text:style-name="P5">“[“ e “]”</text:p>
        </text:list-item>
        <text:list-item>
          <text:p text:style-name="P5">“*”</text:p>
        </text:list-item>
        <text:list-item>
          <text:p text:style-name="P5">“.”</text:p>
        </text:list-item>
        <text:list-item>
          <text:p text:style-name="P5">“|”</text:p>
        </text:list-item>
        <text:list-item>
          <text:p text:style-name="P5">“?”</text:p>
        </text:list-item>
        <text:list-item>
          <text:p text:style-name="P5">“^”</text:p>
        </text:list-item>
        <text:list-item>
          <text:p text:style-name="P5">“+”</text:p>
        </text:list-item>
      </text:list>
      <text:p text:style-name="P4"><text:tab/>Com esse grafo montado é possível validar a palavra, que também é verificado caracter por caracter. Utilizando o dfs vai-se comparando os estados possíveis no grafo de e-transições com a palavra, verificando se existem semelhanças, guardando esses matchs numa lista. Ao final é confirmado se toda a lista está conforme a palavra verificada. Assim validando ou não.</text:p>
      <text:p text:style-name="P4"/>
      <text:p text:style-name="P4"><text:tab/><text:span text:style-name="T7">Os testes </text:span><text:span text:style-name="T8">foram feitos com os 4 exemplos do enunciado. </text:span><text:span text:style-name="T9">Mas tive problemas com os testes que envolviam um intervalo. Não consegui inserir esse intervalo, pois teria que adicionar caso a caso e não consegui fazer isso ali no automato. A negação caia nesse mesmo caso, porque era uma negação de intervalo. </text:span></text:p>
      <text:p text:style-name="P4"><text:tab/><text:span text:style-name="T10">Para alterar o arquivo na execução dos testes, apenas mude dentro do makefile o arquivo corresponden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23:39:12.889325892</meta:creation-date>
    <dc:date>2022-07-11T20:19:50.421776727</dc:date>
    <meta:editing-duration>PT32M17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231" meta:character-count="1334" meta:non-whitespace-character-count="1117"/>
  </office:meta>
</office:document-meta>
</file>